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0f7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officeooo:rsid="001f637a" officeooo:paragraph-rsid="001f637a"/>
    </style:style>
    <style:style style:name="P4" style:family="paragraph" style:parent-style-name="Standard">
      <style:text-properties officeooo:paragraph-rsid="001f637a"/>
    </style:style>
    <style:style style:name="P5" style:family="paragraph" style:parent-style-name="Standard">
      <style:text-properties officeooo:paragraph-rsid="00202778"/>
    </style:style>
    <style:style style:name="P6" style:family="paragraph" style:parent-style-name="Standard">
      <style:text-properties officeooo:rsid="00202778" officeooo:paragraph-rsid="00202778"/>
    </style:style>
    <style:style style:name="P7" style:family="paragraph" style:parent-style-name="Standard">
      <style:text-properties officeooo:rsid="00202778" officeooo:paragraph-rsid="0025c32f"/>
    </style:style>
    <style:style style:name="P8" style:family="paragraph" style:parent-style-name="Standard">
      <style:text-properties officeooo:rsid="00202778" officeooo:paragraph-rsid="00347004"/>
    </style:style>
    <style:style style:name="P9" style:family="paragraph" style:parent-style-name="Standard">
      <style:text-properties officeooo:rsid="0023cb7a" officeooo:paragraph-rsid="0023cb7a"/>
    </style:style>
    <style:style style:name="P10" style:family="paragraph" style:parent-style-name="Standard">
      <style:text-properties officeooo:rsid="0023cb7a" officeooo:paragraph-rsid="0026e1fa"/>
    </style:style>
    <style:style style:name="P11" style:family="paragraph" style:parent-style-name="Standard">
      <style:text-properties officeooo:paragraph-rsid="00243fe2"/>
    </style:style>
    <style:style style:name="P12" style:family="paragraph" style:parent-style-name="Standard">
      <style:text-properties officeooo:rsid="00243fe2" officeooo:paragraph-rsid="00243fe2"/>
    </style:style>
    <style:style style:name="P13" style:family="paragraph" style:parent-style-name="Standard">
      <style:text-properties officeooo:rsid="0024417f" officeooo:paragraph-rsid="0024417f"/>
    </style:style>
    <style:style style:name="P14" style:family="paragraph" style:parent-style-name="Standard">
      <style:text-properties officeooo:rsid="0024417f" officeooo:paragraph-rsid="002b3544"/>
    </style:style>
    <style:style style:name="P15" style:family="paragraph" style:parent-style-name="Standard">
      <style:text-properties officeooo:rsid="0024417f" officeooo:paragraph-rsid="002d0dbe"/>
    </style:style>
    <style:style style:name="P16" style:family="paragraph" style:parent-style-name="Standard">
      <style:text-properties officeooo:rsid="0024417f" officeooo:paragraph-rsid="002e3c78"/>
    </style:style>
    <style:style style:name="P17" style:family="paragraph" style:parent-style-name="Standard">
      <style:text-properties officeooo:paragraph-rsid="0025c32f"/>
    </style:style>
    <style:style style:name="P18" style:family="paragraph" style:parent-style-name="Standard">
      <style:text-properties officeooo:rsid="0025c32f"/>
    </style:style>
    <style:style style:name="P19" style:family="paragraph" style:parent-style-name="Standard">
      <style:text-properties officeooo:rsid="002d0dbe" officeooo:paragraph-rsid="002d0dbe"/>
    </style:style>
    <style:style style:name="P20" style:family="paragraph" style:parent-style-name="Standard">
      <style:text-properties officeooo:rsid="002d0dbe" officeooo:paragraph-rsid="002e3c78"/>
    </style:style>
    <style:style style:name="P21" style:family="paragraph" style:parent-style-name="Standard">
      <style:text-properties officeooo:rsid="002e3c78" officeooo:paragraph-rsid="002e3c78"/>
    </style:style>
    <style:style style:name="P22" style:family="paragraph" style:parent-style-name="Standard">
      <style:text-properties officeooo:rsid="002b3544" officeooo:paragraph-rsid="002b3544"/>
    </style:style>
    <style:style style:name="P23" style:family="paragraph" style:parent-style-name="Standard">
      <style:text-properties officeooo:rsid="002b3544" officeooo:paragraph-rsid="002d0dbe"/>
    </style:style>
    <style:style style:name="P24" style:family="paragraph" style:parent-style-name="Standard">
      <style:text-properties officeooo:rsid="0026e1fa" officeooo:paragraph-rsid="002e3c78"/>
    </style:style>
    <style:style style:name="P25" style:family="paragraph" style:parent-style-name="Standard">
      <style:text-properties officeooo:paragraph-rsid="00347004"/>
    </style:style>
    <style:style style:name="P26" style:family="paragraph" style:parent-style-name="Standard">
      <style:text-properties officeooo:rsid="0025c32f" officeooo:paragraph-rsid="00347004"/>
    </style:style>
    <style:style style:name="T1" style:family="text">
      <style:text-properties officeooo:rsid="001d0f7d"/>
    </style:style>
    <style:style style:name="T2" style:family="text">
      <style:text-properties officeooo:rsid="001f637a"/>
    </style:style>
    <style:style style:name="T3" style:family="text">
      <style:text-properties officeooo:rsid="00202778"/>
    </style:style>
    <style:style style:name="T4" style:family="text">
      <style:text-properties officeooo:rsid="00243fe2"/>
    </style:style>
    <style:style style:name="T5" style:family="text">
      <style:text-properties officeooo:rsid="0024417f"/>
    </style:style>
    <style:style style:name="T6" style:family="text">
      <style:text-properties officeooo:rsid="0025c32f"/>
    </style:style>
    <style:style style:name="T7" style:family="text">
      <style:text-properties officeooo:rsid="00267d55"/>
    </style:style>
    <style:style style:name="T8" style:family="text">
      <style:text-properties officeooo:rsid="0026e1fa"/>
    </style:style>
    <style:style style:name="T9" style:family="text">
      <style:text-properties officeooo:rsid="0028d472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8d472"/>
    </style:style>
    <style:style style:name="T12" style:family="text">
      <style:text-properties style:text-underline-style="none" officeooo:rsid="002e3c78"/>
    </style:style>
    <style:style style:name="T13" style:family="text">
      <style:text-properties officeooo:rsid="002b3544"/>
    </style:style>
    <style:style style:name="T14" style:family="text">
      <style:text-properties officeooo:rsid="002e3c78"/>
    </style:style>
    <style:style style:name="T15" style:family="text">
      <style:text-properties officeooo:rsid="0031a58d"/>
    </style:style>
    <style:style style:name="T16" style:family="text">
      <style:text-properties officeooo:rsid="003225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 nuestro lenguaje la sintaxis estará inspirada en el lenguaje C, con palabras reservadas en ingles.</text:p>
      <text:p text:style-name="P2">Nuestra estructura de datos elemental serán las listas con subprogramas organizados como funciones.</text:p>
      <text:p text:style-name="P2">Las estructuras de control adicionales serán for con sintaxis de Pascal.</text:p>
      <text:p text:style-name="Standard"/>
      <text:p text:style-name="Standard"/>
      <text:p text:style-name="Standard"/>
      <text:p text:style-name="Standard"/>
      <text:p text:style-name="Standard"/>
      <text:p text:style-name="Standard">&lt;Programa&gt; <text:s text:c="8"/><text:tab/><text:tab/>::= <text:tab/>&lt;Cabecera_programa&gt; &lt;bloque&gt;</text:p>
      <text:p text:style-name="Standard">&lt;bloque&gt; <text:s text:c="19"/><text:tab/><text:tab/>::= <text:tab/>&lt;Inicio_de_bloque&gt;</text:p>
      <text:p text:style-name="P1"><text:s text:c="30"/><text:tab/><text:tab/> <text:tab/>&lt;Declar_de_variables_locales&gt;</text:p>
      <text:p text:style-name="Standard"><text:s text:c="30"/><text:tab/><text:tab/><text:tab/>&lt;Declar_de_subprogs&gt;</text:p>
      <text:p text:style-name="Standard"><text:s text:c="30"/><text:tab/><text:tab/><text:tab/>&lt;Sentencias&gt;</text:p>
      <text:p text:style-name="P1"><text:s text:c="30"/><text:tab/><text:tab/><text:tab/>&lt;Fin_de_bloque&gt;</text:p>
      <text:p text:style-name="Standard">&lt;Declar_de_subprogs&gt; <text:s text:c="9"/>::= <text:tab/>&lt;Declar_de_subprogs&gt; &lt;Declar_subprog&gt;</text:p>
      <text:p text:style-name="Standard"><text:s text:c="30"/><text:tab/><text:tab/>|</text:p>
      <text:p text:style-name="Standard">&lt;Declar_subprog&gt;<text:tab/> <text:s text:c="11"/>::= <text:tab/>&lt;Cabecera_subprograma&gt; &lt;bloque&gt;</text:p>
      <text:p text:style-name="Standard">&lt;Declar_de_variables_locales&gt; ::= <text:tab/>&lt;<text:span text:style-name="T2">initVar</text:span>&gt;</text:p>
      <text:p text:style-name="Standard"><text:s text:c="34"/><text:tab/><text:tab/><text:tab/>&lt;Variables_locales&gt;</text:p>
      <text:p text:style-name="Standard"><text:s text:c="34"/><text:tab/><text:tab/><text:tab/>&lt;<text:span text:style-name="T2">endVar</text:span>&gt;</text:p>
      <text:p text:style-name="Standard"><text:s text:c="30"/><text:tab/><text:tab/> <text:s text:c="3"/>|<text:tab/><text:tab/></text:p>
      <text:p text:style-name="Standard">&lt;Cabecera_programa&gt;<text:tab/>::= <text:span text:style-name="T2">main</text:span></text:p>
      <text:p text:style-name="Standard">&lt;Inicio_de_bloque&gt; <text:s text:c="11"/><text:tab/>::= {</text:p>
      <text:p text:style-name="Standard">&lt;Fin_de_bloque&gt; <text:s text:c="14"/><text:tab/>::= }</text:p>
      <text:p text:style-name="Standard"/>
      <text:p text:style-name="Standard">&lt;Variables_locales&gt; <text:s text:c="9"/><text:tab/>::= &lt;Variables_locales&gt; &lt;Cuerpo_declar_variables&gt;</text:p>
      <text:p text:style-name="Standard"><text:s text:c="30"/><text:tab/><text:tab/>| <text:s/>&lt;Cuerpo_declar_variables&gt;</text:p>
      <text:p text:style-name="Standard">&lt;Cuerpo_declar_variables&gt; <text:s text:c="2"/>::= <text:span text:style-name="T2">&lt;tipo&gt;&lt;list_id&gt; ;</text:span></text:p>
      <text:p text:style-name="Standard">&lt;Cabecera_subprog&gt; <text:s text:c="11"/><text:tab/>::= <text:span text:style-name="T2">&lt;tipo&gt;&lt;id&gt;(&lt;argumentos&gt;)</text:span></text:p>
      <text:p text:style-name="P3">&lt;argumentos&gt;<text:tab/><text:tab/><text:tab/>::= &lt;argumentos&gt; , &lt;argumento&gt;</text:p>
      <text:p text:style-name="P3">&lt;argumento&gt;<text:tab/><text:tab/><text:tab/>::= &lt;tipo&gt;&lt;<text:span text:style-name="T6">id</text:span>&gt;</text:p>
      <text:p text:style-name="P3"/>
      <text:p text:style-name="Standard">&lt;Sentencias&gt; <text:s text:c="17"/><text:tab/>::= &lt;Sentencias&gt; &lt;Sentencia&gt;</text:p>
      <text:p text:style-name="Standard"><text:s text:c="30"/><text:tab/><text:tab/>| <text:s/>&lt;Sentencia&gt;</text:p>
      <text:p text:style-name="Standard">&lt;Sentencia&gt; <text:s text:c="13"/><text:tab/> <text:tab/>::= &lt;bloque&gt;</text:p>
      <text:p text:style-name="Standard"><text:s text:c="30"/><text:tab/><text:tab/>| <text:s/>&lt;sentencia_asignacion&gt;</text:p>
      <text:p text:style-name="Standard"><text:s text:c="29"/><text:tab/><text:tab/>| <text:s/>&lt;sentencia_if&gt;</text:p>
      <text:p text:style-name="Standard"><text:s text:c="30"/><text:tab/><text:tab/>| <text:s/>&lt;sentencia_while&gt;</text:p>
      <text:p text:style-name="Standard"><text:s text:c="30"/><text:tab/><text:tab/>| <text:s/>&lt;sentencia_entrada&gt;</text:p>
      <text:p text:style-name="Standard"><text:s text:c="30"/><text:tab/><text:tab/>| <text:s/>&lt;sentencia_salida&gt;</text:p>
      <text:p text:style-name="Standard"><text:s text:c="30"/><text:tab/><text:tab/>| <text:s/>&lt;sentencia_return&gt; </text:p>
      <text:p text:style-name="P5"><text:s text:c="29"/><text:tab/><text:tab/>| <text:s/><text:span text:style-name="T3">&lt;sentencia_for&gt;</text:span></text:p>
      <text:p text:style-name="P5"><text:tab/><text:tab/><text:tab/><text:tab/><text:span text:style-name="T6">| <text:s/>&lt;sentencia_list&gt;</text:span></text:p>
      <text:p text:style-name="P5"/>
      <text:p text:style-name="P4">&lt;sentencia_asignacion&gt; <text:s text:c="7"/><text:tab/>::= <text:span text:style-name="T6">&lt;id&gt; = &lt;expresion&gt;;</text:span></text:p>
      <text:p text:style-name="P4"/>
      <text:p text:style-name="P4">&lt;sentencia_if&gt; <text:s text:c="15"/><text:tab/>::= <text:span text:style-name="T1">if ( &lt;expresion&gt; ) then &lt;Sentencia&gt;</text:span></text:p>
      <text:p text:style-name="P17"><text:tab/><text:tab/><text:tab/><text:tab/><text:span text:style-name="T1">| <text:s text:c="4"/>if ( &lt;expresion&gt; ) then &lt;Sentencia&gt; else &lt;Sentencia&gt;</text:span></text:p>
      <text:p text:style-name="Standard"/>
      <text:p text:style-name="P17">&lt;sentencia_while&gt; <text:s text:c="12"/><text:tab/>::= <text:span text:style-name="T1">while ( &lt;expresion&gt; ) &lt;Sentencia&gt;</text:span></text:p>
      <text:p text:style-name="Standard">&lt;sentencia_entrada&gt; <text:s text:c="9"/><text:tab/>::= &lt;nomb_entrada&gt; &lt;list_<text:span text:style-name="T6">id</text:span>&gt;;</text:p>
      <text:p text:style-name="Standard"><text:soft-page-break/>&lt;sentencia_salida&gt; <text:s text:c="10"/><text:tab/>::= &lt;nomb_salida&gt; &lt;list_expresiones_o_cadena&gt;;</text:p>
      <text:p text:style-name="P12">&lt;sentencia_return&gt;<text:tab/><text:tab/>::= return &lt;expresion&gt; ;</text:p>
      <text:p text:style-name="P7">&lt;sentencia_for&gt;<text:tab/><text:tab/>::= for <text:span text:style-name="T5">( </text:span>&lt;<text:span text:style-name="T4">expresion</text:span>&gt; <text:s/>to &lt;expresion&gt;, <text:span text:style-name="T16">&lt;expresion&gt;</text:span> <text:s/><text:span text:style-name="T5">) </text:span>do<text:span text:style-name="T5"> &lt;Sentencia&gt;</text:span></text:p>
      <text:p text:style-name="P7"><text:tab/><text:tab/><text:tab/><text:tab/><text:span text:style-name="T5">| for ( &lt;expresion&gt; ) do &lt;Sentencia&gt;</text:span></text:p>
      <text:p text:style-name="P26">&lt;sentencia_list&gt;<text:tab/><text:tab/>::= &lt;expresion&gt; &gt;&gt;</text:p>
      <text:p text:style-name="P25"><text:tab/><text:tab/><text:tab/><text:tab/><text:span text:style-name="T8">| &lt;expresion&gt; &lt;&lt;</text:span></text:p>
      <text:p text:style-name="P8"><text:tab/><text:tab/><text:tab/><text:tab/><text:span text:style-name="T8">| $ &lt;expresion&gt;</text:span></text:p>
      <text:p text:style-name="P6"/>
      <text:p text:style-name="Standard">&lt;expresion&gt; <text:s text:c="18"/><text:tab/>::= ( &lt;expresion&gt; )</text:p>
      <text:p text:style-name="Standard"><text:s text:c="30"/><text:tab/><text:tab/>| <text:s/>&lt;op_unario&gt; &lt;expresion&gt;</text:p>
      <text:p text:style-name="Standard"><text:s text:c="30"/><text:tab/><text:tab/>| <text:s/>&lt;expresion&gt; &lt;op_binario&gt; &lt;expresion&gt;</text:p>
      <text:p text:style-name="Standard"><text:s text:c="30"/><text:tab/><text:tab/>| <text:s/>&lt;id&gt;</text:p>
      <text:p text:style-name="Standard"><text:s text:c="30"/><text:tab/><text:tab/>| <text:s/>&lt;constante&gt;</text:p>
      <text:p text:style-name="Standard"><text:s text:c="30"/><text:tab/><text:tab/>| <text:s/>&lt;funcion&gt;</text:p>
      <text:p text:style-name="Standard"><text:tab/><text:tab/><text:tab/><text:tab/><text:span text:style-name="T7">| &lt;expresion&gt; ++ &lt;expresion&gt; @ &lt;expresion&gt;</text:span></text:p>
      <text:p text:style-name="Standard"><text:s text:c="30"/><text:tab/><text:tab/></text:p>
      <text:p text:style-name="Standard"/>
      <text:p text:style-name="P13">&lt;funcion&gt;<text:tab/><text:tab/><text:tab/>::= <text:span text:style-name="T8">&lt;id&gt; ( &lt;list_expresiones&gt; )</text:span></text:p>
      <text:p text:style-name="P13"/>
      <text:p text:style-name="P16">&lt;list_expresiones_o_cadena&gt; ::<text:span text:style-name="T14">= &lt;list_expresiones_o_cadena&gt; , <text:s/>&lt;exp_cad&gt;</text:span></text:p>
      <text:p text:style-name="P16"><text:tab/><text:tab/><text:tab/><text:tab/><text:span text:style-name="T14">| &lt;exp_cad&gt;</text:span></text:p>
      <text:p text:style-name="P16"/>
      <text:p text:style-name="P21">&lt;exp_cad&gt;<text:tab/><text:tab/><text:tab/>::= &lt;expresion&gt;</text:p>
      <text:p text:style-name="P21"><text:tab/><text:tab/><text:tab/><text:tab/>| &lt;cadena&gt;</text:p>
      <text:p text:style-name="P21"/>
      <text:p text:style-name="P21">&lt;cadena&gt;<text:tab/><text:tab/><text:tab/>::= “&lt;cadena&gt; &lt;const_char&gt;”</text:p>
      <text:p text:style-name="P21"><text:tab/><text:tab/><text:tab/><text:tab/>| &lt;const_char&gt;</text:p>
      <text:p text:style-name="P13"/>
      <text:p text:style-name="P13">&lt;constante&gt;<text:tab/><text:tab/><text:tab/>::= <text:span text:style-name="T13">&lt;const_int&gt;</text:span></text:p>
      <text:p text:style-name="P14"><text:tab/><text:tab/><text:tab/><text:tab/><text:span text:style-name="T13">| &lt;const_double&gt;</text:span></text:p>
      <text:p text:style-name="P14"><text:tab/><text:tab/><text:tab/><text:tab/><text:span text:style-name="T13">| &lt;const_boolean&gt;</text:span></text:p>
      <text:p text:style-name="P14"><text:tab/><text:tab/><text:tab/><text:tab/><text:span text:style-name="T13">| &lt;const_char&gt;</text:span></text:p>
      <text:p text:style-name="P14"><text:tab/><text:tab/><text:tab/><text:tab/><text:span text:style-name="T13">| &lt;const_list_int&gt;</text:span></text:p>
      <text:p text:style-name="P14"><text:tab/><text:tab/><text:tab/><text:tab/><text:span text:style-name="T13">| &lt;const_list_double&gt;</text:span></text:p>
      <text:p text:style-name="P14"><text:tab/><text:tab/><text:tab/><text:tab/><text:span text:style-name="T13">| &lt;const_list_boolean&gt;</text:span></text:p>
      <text:p text:style-name="P22"><text:tab/><text:tab/><text:tab/><text:tab/>| &lt;const_list_char&gt;</text:p>
      <text:p text:style-name="P13"/>
      <text:p text:style-name="P24">&lt;list_expresiones&gt;<text:tab/><text:tab/>::= &lt;list_expresiones&gt;, &lt;expresion&gt;</text:p>
      <text:p text:style-name="P16"><text:tab/><text:tab/><text:tab/><text:tab/><text:span text:style-name="T14">| &lt;expresion&gt;</text:span></text:p>
      <text:p text:style-name="P13"/>
      <text:p text:style-name="P9">&lt;op_unario&gt;<text:tab/><text:tab/><text:tab/>::= !</text:p>
      <text:p text:style-name="P9"><text:tab/><text:tab/><text:tab/><text:tab/><text:span text:style-name="T5">| ++</text:span></text:p>
      <text:p text:style-name="P9"><text:tab/><text:tab/><text:tab/><text:tab/><text:span text:style-name="T5">| --</text:span></text:p>
      <text:p text:style-name="P9"><text:tab/><text:tab/><text:tab/><text:tab/><text:span text:style-name="T7">| +</text:span></text:p>
      <text:p text:style-name="P9"><text:tab/><text:tab/><text:tab/><text:tab/><text:span text:style-name="T7">| -</text:span></text:p>
      <text:p text:style-name="P9"><text:tab/><text:tab/><text:tab/><text:tab/><text:span text:style-name="T8">| <text:s/>#</text:span></text:p>
      <text:p text:style-name="P9"><text:tab/><text:tab/><text:tab/><text:tab/><text:span text:style-name="T8">| <text:s/>?</text:span></text:p>
      <text:p text:style-name="P9"/>
      <text:p text:style-name="P9">&lt;op_binario&gt;<text:tab/><text:tab/><text:tab/>::= +</text:p>
      <text:p text:style-name="P9"><text:tab/><text:tab/><text:tab/><text:tab/>| -</text:p>
      <text:p text:style-name="P9"><text:tab/><text:tab/><text:tab/><text:tab/>| *</text:p>
      <text:p text:style-name="P9"><text:tab/><text:tab/><text:tab/><text:tab/>| /</text:p>
      <text:p text:style-name="P9"><text:soft-page-break/><text:tab/><text:tab/><text:tab/><text:tab/>| &lt;</text:p>
      <text:p text:style-name="P9"><text:tab/><text:tab/><text:tab/><text:tab/>| &lt;=</text:p>
      <text:p text:style-name="P9"><text:tab/><text:tab/><text:tab/><text:tab/>| &gt;</text:p>
      <text:p text:style-name="P9"><text:tab/><text:tab/><text:tab/><text:tab/>| &gt;=</text:p>
      <text:p text:style-name="P9"><text:tab/><text:tab/><text:tab/><text:tab/>| ==</text:p>
      <text:p text:style-name="P9"><text:tab/><text:tab/><text:tab/><text:tab/>| and</text:p>
      <text:p text:style-name="P9"><text:tab/><text:tab/><text:tab/><text:tab/>| or</text:p>
      <text:p text:style-name="P10"><text:tab/><text:tab/><text:tab/><text:tab/>| xor</text:p>
      <text:p text:style-name="P10"><text:tab/><text:tab/><text:tab/><text:tab/><text:span text:style-name="T8">| <text:s/>@</text:span></text:p>
      <text:p text:style-name="P10"><text:tab/><text:tab/><text:tab/><text:tab/><text:span text:style-name="T8">| --</text:span></text:p>
      <text:p text:style-name="P10"><text:tab/><text:tab/><text:tab/><text:tab/><text:span text:style-name="T8">| %</text:span></text:p>
      <text:p text:style-name="P10"><text:tab/><text:tab/><text:tab/><text:tab/><text:span text:style-name="T8">| **</text:span><text:tab/></text:p>
      <text:p text:style-name="P9"/>
      <text:p text:style-name="P9">&lt;tipo&gt;<text:tab/><text:tab/><text:tab/><text:tab/>::= &lt;tipo_elemental&gt;</text:p>
      <text:p text:style-name="P9"><text:tab/><text:tab/><text:tab/><text:tab/>| list of &lt;tipo_elemental&gt;</text:p>
      <text:p text:style-name="P9"/>
      <text:p text:style-name="P9">&lt;tipo_elem<text:span text:style-name="T4">e</text:span>ntal&gt;<text:tab/><text:tab/>::= <text:span text:style-name="T9">i</text:span>nt</text:p>
      <text:p text:style-name="P9"><text:tab/><text:tab/><text:tab/><text:tab/>| <text:s/>double</text:p>
      <text:p text:style-name="P9"><text:tab/><text:tab/><text:tab/><text:tab/>| <text:s/>boolean</text:p>
      <text:p text:style-name="P9"><text:tab/><text:tab/><text:tab/><text:tab/>| <text:s/>char</text:p>
      <text:p text:style-name="Standard"/>
      <text:p text:style-name="Standard">&lt;<text:span text:style-name="T9">const_</text:span>int&gt; <text:s text:c="4"/><text:tab/><text:tab/>::= &lt;int&gt;&lt;dig&gt;</text:p>
      <text:p text:style-name="Standard"><text:s text:c="10"/><text:tab/><text:tab/><text:tab/><text:tab/>| <text:s text:c="2"/>&lt;dig&gt;</text:p>
      <text:p text:style-name="Standard"/>
      <text:p text:style-name="Standard">&lt;<text:span text:style-name="T9">const_</text:span>double&gt;<text:tab/><text:tab/> <text:s/>::= &lt;<text:span text:style-name="T15">const_int&gt;.&lt;const_int&gt;</text:span></text:p>
      <text:p text:style-name="Standard"/>
      <text:p text:style-name="P11">&lt;<text:span text:style-name="T9">const_</text:span>boolean&gt; <text:tab/><text:tab/>::= &lt;true&gt;</text:p>
      <text:p text:style-name="P11"><text:tab/><text:tab/><text:tab/><text:tab/>| &lt;false&gt;</text:p>
      <text:p text:style-name="Standard"/>
      <text:p text:style-name="Standard">&lt;<text:span text:style-name="T11">const_</text:span><text:span text:style-name="T10">char</text:span>&gt; <text:s text:c="3"/><text:tab/><text:tab/>::= ascii</text:p>
      <text:p text:style-name="Standard"/>
      <text:p text:style-name="P23">&lt;const_list_int&gt;<text:tab/><text:tab/>::= [&lt;list_int&gt;]</text:p>
      <text:p text:style-name="P15"/>
      <text:p text:style-name="P19">&lt;list_int&gt;<text:tab/><text:tab/><text:tab/>::= &lt;list_int&gt; , &lt;const_int&gt;</text:p>
      <text:p text:style-name="P19"><text:tab/><text:tab/><text:tab/><text:tab/>| &lt;const_int&gt;<text:tab/></text:p>
      <text:p text:style-name="P19"/>
      <text:p text:style-name="P23">&lt;const_list_double&gt;<text:tab/><text:tab/>::= [&lt;list_double&gt;]</text:p>
      <text:p text:style-name="P15"/>
      <text:p text:style-name="P19">&lt;list_double&gt;<text:tab/><text:tab/><text:tab/>::= &lt;list_double&gt; , &lt;const_double&gt;</text:p>
      <text:p text:style-name="P19"><text:tab/><text:tab/><text:tab/><text:tab/>| &lt;const_double&gt;<text:tab/></text:p>
      <text:p text:style-name="P19"/>
      <text:p text:style-name="P23">&lt;const_list_boolean&gt;<text:tab/><text:tab/>::= [&lt;list_boolean&gt;]</text:p>
      <text:p text:style-name="P15"/>
      <text:p text:style-name="P19">&lt;list_boolean&gt;<text:tab/><text:tab/>::= &lt;list_boolean&gt; , &lt;const_boolean&gt;</text:p>
      <text:p text:style-name="P19"><text:tab/><text:tab/><text:tab/><text:tab/>| &lt;const_boolean&gt;<text:tab/></text:p>
      <text:p text:style-name="P19"/>
      <text:p text:style-name="P23">&lt;const_list_char&gt;<text:tab/><text:tab/>::= [&lt;list_char&gt;]</text:p>
      <text:p text:style-name="P15"/>
      <text:p text:style-name="P19">&lt;list_char&gt;<text:tab/><text:tab/><text:tab/>::= &lt;list_char&gt; , &lt;const_char&gt;</text:p>
      <text:p text:style-name="P20"><text:tab/><text:tab/><text:tab/><text:tab/>| &lt;<text:span text:style-name="T10">const_char</text:span>&gt;</text:p>
      <text:p text:style-name="P20"/>
      <text:p text:style-name="P20">&lt;list_<text:span text:style-name="T14">id</text:span>&gt;<text:tab/><text:tab/><text:tab/>::= &lt;list_<text:span text:style-name="T14">id</text:span>&gt; , &lt;<text:span text:style-name="T14">id</text:span>&gt;</text:p>
      <text:p text:style-name="P20"><text:soft-page-break/><text:tab/><text:tab/><text:tab/><text:tab/>| &lt;<text:span text:style-name="T12">id</text:span>&gt;<text:tab/></text:p>
      <text:p text:style-name="P20"/>
      <text:p text:style-name="P21">&lt;id&gt;<text:tab/><text:tab/><text:tab/><text:tab/>::= &lt;id&gt; &lt;char&gt;</text:p>
      <text:p text:style-name="P20"><text:tab/><text:tab/><text:tab/><text:tab/><text:span text:style-name="T14">| &lt;char&gt;</text:span></text:p>
      <text:p text:style-name="P20"><text:tab/><text:tab/><text:tab/><text:tab/><text:span text:style-name="T14">| &lt;id&gt; &lt;dig&gt;</text:span><text:tab/><text:tab/></text:p>
      <text:p text:style-name="Standard"/>
      <text:p text:style-name="Standard">&lt;dig&gt; <text:s text:c="4"/><text:tab/><text:tab/><text:tab/>::= 0|1|2|3|4|5|6|7|8|9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2:27:32.941319472</meta:creation-date>
    <dc:date>2018-10-15T12:55:39.757000000</dc:date>
    <meta:editing-duration>PT1H31M25S</meta:editing-duration>
    <meta:editing-cycles>22</meta:editing-cycles>
    <meta:generator>LibreOffice/4.4.3.2$Windows_x86 LibreOffice_project/88805f81e9fe61362df02b9941de8e38a9b5fd16</meta:generator>
    <meta:document-statistic meta:table-count="0" meta:image-count="0" meta:object-count="0" meta:page-count="4" meta:paragraph-count="126" meta:word-count="401" meta:character-count="4442" meta:non-whitespace-character-count="2877"/>
  </office:meta>
</office:document-meta>
</file>